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4cm" svg:height="4cm" svg:x="2.4cm" svg:y="2.992cm">
          <text:p text:style-name="P1">a bool</text:p>
          <text:p text:style-name="P1">b str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cm" svg:height="4cm" svg:x="7.4cm" svg:y="9.25cm">
          <text:p text:style-name="P1">c str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cm" svg:height="4cm" svg:x="7.4cm" svg:y="15.25cm">
          <text:p text:style-name="P1">d str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cm" svg:height="4cm" svg:x="12.4cm" svg:y="3.05cm">
          <text:p text:style-name="P1">res str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5.9cm" svg:y1="6.75cm" svg:x2="7.9cm" svg:y2="9.75cm">
          <text:p/>
        </draw:line>
        <draw:line draw:style-name="gr2" draw:text-style-name="P1" draw:layer="layout" svg:x1="12.9cm" svg:y1="6.75cm" svg:x2="10.9cm" svg:y2="9.75cm">
          <text:p/>
        </draw:line>
        <draw:line draw:style-name="gr2" draw:text-style-name="P1" draw:layer="layout" svg:x1="9.4cm" svg:y1="13.25cm" svg:x2="9.4cm" svg:y2="15.25cm">
          <text:p/>
        </draw:line>
        <draw:frame draw:style-name="gr3" draw:layer="layout" svg:width="4.5cm" svg:height="2.25cm" svg:x="2.5cm" svg:y="2cm">
          <draw:text-box>
            <text:p>Параметры</text:p>
          </draw:text-box>
        </draw:frame>
        <draw:frame draw:style-name="gr3" draw:layer="layout" svg:width="4.5cm" svg:height="2.25cm" svg:x="12.5cm" svg:y="2.05cm">
          <draw:text-box>
            <text:p>Результаты</text:p>
          </draw:text-box>
        </draw:frame>
        <draw:frame draw:style-name="gr3" draw:layer="layout" svg:width="4.5cm" svg:height="2.25cm" svg:x="11.4cm" svg:y="10.25cm">
          <draw:text-box>
            <text:p>Локальные</text:p>
            <text:p>переменные</text:p>
          </draw:text-box>
        </draw:frame>
        <draw:frame draw:style-name="gr3" draw:layer="layout" svg:width="4.5cm" svg:height="2.25cm" svg:x="11.4cm" svg:y="16.5cm">
          <draw:text-box>
            <text:p>if-блок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rulERR </meta:initial-creator>
    <meta:creation-date>2011-05-10T13:04:43</meta:creation-date>
    <dc:date>2011-05-10T13:30:28</dc:date>
    <dc:creator>rulERR </dc:creator>
    <meta:editing-duration>PT10M25S</meta:editing-duration>
    <meta:editing-cycles>2</meta:editing-cycles>
    <meta:generator>LibreOffice/3.3$Linux LibreOffice_project/330m19$Build-202</meta:generator>
    <meta:document-statistic meta:object-count="11"/>
  </office:meta>
</office:document-meta>
</file>